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width="true" fo:min-height="0.44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1.27cm" svg:height="1.27cm" svg:x="0cm" svg:y="1.2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1.27cm" svg:height="1.27cm" svg:x="2.54cm" svg:y="2.5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1.263cm" svg:height="1.283cm" svg:x="5.084cm" svg:y="1.264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1.27cm" svg:height="1.27cm" svg:x="2.54cm" svg:y="0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.083cm" svg:y1="2.353cm" svg:x2="2.54cm" svg:y2="3.174cm" draw:start-shape="id1" draw:start-glue-point="9" draw:end-shape="id2" draw:end-glue-point="6" svg:d="m1083 2353 1457 821">
          <text:p/>
        </draw:connector>
        <draw:connector draw:style-name="gr2" draw:text-style-name="P1" draw:layer="layout" draw:type="line" svg:x1="1.083cm" svg:y1="1.455cm" svg:x2="2.54cm" svg:y2="0.634cm" draw:start-shape="id1" draw:start-glue-point="11" draw:end-shape="id3" draw:end-glue-point="6" svg:d="m1083 1455 1457-821">
          <text:p/>
        </draw:connector>
        <draw:connector draw:style-name="gr2" draw:text-style-name="P1" draw:layer="layout" draw:type="line" svg:x1="3.808cm" svg:y1="0.634cm" svg:x2="5.268cm" svg:y2="1.451cm" draw:start-shape="id3" draw:start-glue-point="10" draw:end-shape="id4" draw:end-glue-point="5" svg:d="m3808 634 1460 817">
          <text:p/>
        </draw:connector>
        <draw:connector draw:style-name="gr2" draw:text-style-name="P1" draw:layer="layout" draw:type="line" svg:x1="3.808cm" svg:y1="3.174cm" svg:x2="5.268cm" svg:y2="2.358cm" draw:start-shape="id2" draw:start-glue-point="10" draw:end-shape="id4" draw:end-glue-point="7" svg:d="m3808 3174 1460-816">
          <text:p/>
        </draw:connector>
        <draw:frame draw:style-name="gr3" draw:text-style-name="P2" draw:layer="layout" svg:width="0.993cm" svg:height="0.691cm" svg:x="0.986cm" svg:y="2.753cm">
          <draw:text-box>
            <text:p><text:span text:style-name="T1">1.0</text:span></text:p>
          </draw:text-box>
        </draw:frame>
        <draw:frame draw:style-name="gr3" draw:text-style-name="P3" draw:layer="layout" svg:width="0.993cm" svg:height="0.691cm" svg:x="4.267cm" svg:y="2.726cm">
          <draw:text-box>
            <text:p><text:span text:style-name="T1">1.0</text:span></text:p>
          </draw:text-box>
        </draw:frame>
        <draw:frame draw:style-name="gr3" draw:text-style-name="P3" draw:layer="layout" svg:width="0.993cm" svg:height="0.691cm" svg:x="0.986cm" svg:y="0.455cm">
          <draw:text-box>
            <text:p><text:span text:style-name="T1">0.5</text:span></text:p>
          </draw:text-box>
        </draw:frame>
        <draw:frame draw:style-name="gr3" draw:text-style-name="P3" draw:layer="layout" svg:width="0.993cm" svg:height="0.691cm" svg:x="4.259cm" svg:y="0.405cm">
          <draw:text-box>
            <text:p><text:span text:style-name="T1">0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eoffrey Werner-Allen</meta:initial-creator>
    <meta:creation-date>2009-09-26T09:52:44</meta:creation-date>
    <dc:date>2010-05-08T15:42:50</dc:date>
    <meta:editing-duration>PT00H16M00S</meta:editing-duration>
    <meta:editing-cycles>3</meta:editing-cycles>
    <meta:generator>OpenOffice.org/3.2$Unix OpenOffice.org_project/320m12$Build-9483</meta:generator>
    <dc:creator>Geoffrey Challen</dc:creator>
    <meta:document-statistic meta:object-count="12"/>
  </office:meta>
</office:document-meta>
</file>